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19-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4 de May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mpra de Uniforme protocolar para Programa de Contraloría Escolar, realizado por la Oficina de Atención al Ciudadano.,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SERVICIOS SUMINISTROS ALTAMIRA,C.A, RIF: J-29640369-4, por un monto de Bs. 7.179,20, ubicada en Sector Juanico Av. Raul Leoni, Edif Olga Beatriz N° 08 A 100 metros de Macdonals Juanico Maturin Monagas, MATURIN ESTADO MONAGAS
<text:line-break/>
<text:line-break/></text:p>
      <text:p text:style-name="P11"/>
      <text:p text:style-name="P5"><text:span text:style-name="T21">En Maturín, a los </text:span><text:span text:style-name="Fuente_20_de_20_párrafo_20_predeter."><text:span text:style-name="T17"><text:s/>catorce (14)</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y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